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hema Ehe</text:p>
      <text:p text:style-name="Text_20_body">Gut oder <text:span text:style-name="T1">schlecht</text:span>?</text:p>
      <text:p text:style-name="Text_20_body">Elena Gette (Suslova) - 29 aprile 2020</text:p>
      <text:h text:style-name="Heading_20_3" text:outline-level="3"><text:bookmark-start text:name="i-möchte-über-eine-sehr-wichtige-heutzutage-thema-reden.-was-ist-die-ehe-für-mich-die-ehe-ist-ein-freundschaft-die-ist-ein-bisschen-mehr-als-freundschaft-mit-alle-andere.-ehe-ist-ein-institut-wo-findet-mann-unterstützung-verständnis-und-natürlich-liebe.-alle-aufgeführt-eigenschaften-können-auch-in-einfacher-freundschaften-sein-aber-nicht-alle-zusammen.-i-denke-dass-diese-eigenschaften-sehr-wichtig-für-die-menschen-und-ihre-gesundheit-sind."/>I möchte über eine sehr wichtige heutzutage Thema reden. Was ist die Ehe? Für mich die <text:span text:style-name="T2"> Ehe</text:span> ist ein Freundschaft die ist ein bisschen mehr als Freundschaft mit alle andere. Ehe ist ein Institut wo findet mann Unterstützung, Verständnis und natürlich Liebe. Alle aufgeführt Eigenschaften können auch in einfacher Freundschaften sein, aber nicht alle Zusammen. I denke, dass diese Eigenschaften sehr wichtig für die Menschen und ihre Gesundheit sind.<text:bookmark-end text:name="i-möchte-über-eine-sehr-wichtige-heutzutage-thema-reden.-was-ist-die-ehe-für-mich-die-ehe-ist-ein-freundschaft-die-ist-ein-bisschen-mehr-als-freundschaft-mit-alle-andere.-ehe-ist-ein-institut-wo-findet-mann-unterstützung-verständnis-und-natürlich-liebe.-alle-aufgeführt-eigenschaften-können-auch-in-einfacher-freundschaften-sein-aber-nicht-alle-zusammen.-i-denke-dass-diese-eigenschaften-sehr-wichtig-für-die-menschen-und-ihre-gesundheit-sind."/></text:h>
      <text:p text:style-name="First_20_paragraph">ein neuer <text:span text:style-name="T1">Start</text:span> beginnt</text:p>
      <text:p text:style-name="Text_20_body">Warum möchten Menschen heiraten? Natürlich möchten Menschen ein gutes gemeinsames Haushalt haben. Aber bin ich nicht sicher, dass für perfekte Haushalt braucht mann heiratet sein, nicht nur mit jemandem zusammen sein. Ich denke, dass Heiratsurkunde ich sehr notwendig wenn Menschen möchten im Ausland leben oder einfach ziemlich oft reisen. Heiratsurkunde macht diese formale Dinge einfacher. Außerdem Heiratsurkunde ist eine Vereinfachung nach einen Baby Geburt.</text:p>
      <text:p text:style-name="Text_20_body">Aber für Menschen die möchten nur einfach zusammen sein, ist es egal ob sind sie heiratet oder nicht. Wofür mochten sie ganze Leben zusammen sein? Welche Möglichkeiten finde ich in Zusammenlebens? Die erste Möglichkeit ist dass, die Person der du liebst einfach in der Nähe ist. Sie können alles zusammen machen. Müssen sie schon nicht für etwa 2 Stunden jeder Tag verbrauchen. Die zweite Möglichkeit ist ein bisschen dumme - Billigkeit. Wenn Menschen haben gemeinsame Haushalt und ein Haus für zwei( oder mehr, für Kinder wenn sie haben ihr ) mieten, gehen sie zusammen in den Laden und haben sie ein gemeinsames Budget, sie geben viel weniger Geld aus als Einzelgänger.</text:p>
      <text:p text:style-name="Text_20_body">Was kann machen Menschen die heiraten nicht möchten? Viele verheiraten Menschen bekommen neue Sorgen, die sie früher nicht hatten. Einige mögen diese Sorgen, einige sind nicht so zufrieden.</text:p>
      <text:p text:style-name="Text_20_body">Natürlich einige Menschen fühlen sich viel besser ohne Ehemann/Ehefrau. Sie haben viele Arbeit zu tun und wollen die Arbeit für die Familie nicht opfern. Diese Menschen oft möchten in ihres Leben etwas gross machen. Etwas das ist ein Durchbruch für die Menschheit.</text:p>
      <text:p text:style-name="Text_20_body">Ich denke, alle Menschen sollen selbst wählen ob möchten sie verheiratet sein und wie lange oder möchten sie allein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0-05-24T07:20:35Z</meta:creation-date>
    <dc:date>2020-05-24T07:20:35Z</dc:date>
  </office:meta>
</office:document-meta>
</file>